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F0000003DA624F629909AEC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 fo:min-height="0.382cm" fo:min-width="1.832cm"/>
      <style:paragraph-properties style:writing-mode="lr-tb"/>
    </style:style>
    <style:style style:name="gr2" style:family="graphic" style:parent-style-name="standard">
      <style:graphic-properties svg:stroke-color="#ffffff" draw:fill-color="#ff7b59" draw:textarea-horizontal-align="justify" draw:textarea-vertical-align="middle" draw:auto-grow-height="false" fo:min-height="0.55cm" fo:min-width="1.7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38cm"/>
      <style:paragraph-properties style:writing-mode="lr-tb"/>
    </style:style>
    <style:style style:name="gr4" style:family="graphic" style:parent-style-name="objectwithoutfill">
      <style:graphic-properties svg:stroke-color="#ff6600" draw:marker-end="" draw:fill="none" draw:textarea-vertical-align="middle"/>
    </style:style>
    <style:style style:name="gr5" style:family="graphic" style:parent-style-name="standard">
      <style:graphic-properties svg:stroke-color="#ffffff" draw:fill-color="#ffd428" draw:textarea-horizontal-align="justify" draw:textarea-vertical-align="middle" draw:auto-grow-height="false" fo:min-height="0.385cm" fo:min-width="9.66cm"/>
      <style:paragraph-properties style:writing-mode="lr-tb"/>
    </style:style>
    <style:style style:name="gr6" style:family="graphic" style:parent-style-name="standard">
      <style:graphic-properties svg:stroke-color="#ffffff" draw:fill-color="#ff7b59" draw:textarea-horizontal-align="justify" draw:textarea-vertical-align="middle" draw:auto-grow-height="false" fo:min-height="0.385cm" fo:min-width="9.6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3.9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 fo:min-height="0.896cm" fo:min-width="1.281cm"/>
      <style:paragraph-properties style:writing-mode="lr-tb"/>
    </style:style>
    <style:style style:name="gr13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3.64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18.61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eeeeee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>
      <loext:graphic-properties draw:fill-color="#ff9900"/>
      <style:paragraph-properties fo:text-align="center" style:writing-mode="lr-tb"/>
      <style:text-properties fo:color="#eeeeee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style:paragraph-properties fo:text-align="center" style:writing-mode="lr-tb"/>
      <style:text-properties fo:color="#ffffff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-color="#ff9900"/>
      <style:paragraph-properties fo:text-align="center" style:writing-mode="lr-tb"/>
      <style:text-properties fo:color="#ffffff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" style:family="paragraph">
      <loext:graphic-properties draw:fill-color="#ff7b59"/>
      <style:paragraph-properties fo:text-align="center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>
      <style:paragraph-properties fo:text-align="center" style:writing-mode="lr-tb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8" style:family="paragraph">
      <loext:graphic-properties draw:fill-color="#ffffff"/>
      <style:paragraph-properties fo:text-align="center" style:writing-mode="lr-tb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9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" style:family="paragraph">
      <loext:graphic-properties draw:fill-color="#ffffff"/>
      <style:paragraph-properties fo:text-align="center" style:writing-mode="lr-tb"/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" style:family="paragraph">
      <loext:graphic-properties draw:fill-color="#ffd428"/>
      <style:paragraph-properties fo:text-align="center" style:writing-mode="lr-tb"/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solid" draw:fill-color="#ffff00"/>
      <style:paragraph-properties fo:text-align="center" style:writing-mode="lr-tb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color="#eeeeee" loext:opacity="100%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2" style:family="text">
      <style:text-properties fo:color="#ffffff" loext:opacity="100%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3" style:family="text"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T5" style:family="text"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ffffff" loext:opacity="100%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4cm" svg:height="0.7cm" svg:x="4.8cm" svg:y="1.501cm">
          <text:p text:style-name="P1"><text:span text:style-name="T1">Lu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7.501cm" svg:y="1.502cm">
          <text:p text:style-name="P3"><text:span text:style-name="T2">Ma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10.202cm" svg:y="1.503cm">
          <text:p text:style-name="P3"><text:span text:style-name="T2">Miérco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13.003cm" svg:y="1.504cm">
          <text:p text:style-name="P3"><text:span text:style-name="T2">Jue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15.7cm" svg:y="1.501cm">
          <text:p text:style-name="P3"><text:span text:style-name="T2">Vier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2cm" svg:height="0.8cm" svg:x="4.885cm" svg:y="3.745cm">
          <text:p text:style-name="P5"><text:span text:style-name="T3">Clase presencial 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.88cm" svg:height="0.8cm" svg:x="1.8cm" svg:y="2.601cm">
          <text:p text:style-name="P7"><text:span text:style-name="T4">08:30 – 10:00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4.78cm" svg:y1="4.72cm" svg:x2="17.815cm" svg:y2="4.72cm">
          <text:p/>
        </draw:line>
        <draw:custom-shape draw:style-name="gr3" draw:text-style-name="P11" draw:layer="layout" svg:width="2.88cm" svg:height="0.8cm" svg:x="1.8cm" svg:y="3.701cm">
          <text:p text:style-name="P10"><text:span text:style-name="T4">10:15 – 11:45</text:span><text:span text:style-name="T5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0.16cm" svg:height="0.635cm" svg:x="7.62cm" svg:y="4.98cm">
          <text:p text:style-name="P10"><text:span text:style-name="T5">Desarrollo guía práctica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9cm" svg:height="0.635cm" svg:x="7.62cm" svg:y="5.78cm">
          <text:p text:style-name="P5"><text:span text:style-name="T3">Lecturas clase siguiente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301cm" svg:height="0.882cm" svg:x="7.52cm" svg:y="2.619cm">
          <draw:image xlink:href="Pictures/100000010000009F0000003DA624F629909AEC8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onnector draw:style-name="gr9" draw:text-style-name="P13" draw:layer="layout" svg:x1="9.46cm" svg:y1="4.41cm" svg:x2="11.062cm" svg:y2="4.41cm" svg:d="M9460 4410h1602" svg:viewBox="0 0 1603 1">
          <text:p/>
        </draw:connector>
        <draw:connector draw:style-name="gr9" draw:text-style-name="P13" draw:layer="layout" svg:x1="22.213cm" svg:y1="10.185cm" svg:x2="23.815cm" svg:y2="10.185cm" svg:d="M22213 10185h1602" svg:viewBox="0 0 1603 1">
          <text:p/>
        </draw:connector>
        <draw:custom-shape draw:style-name="gr10" draw:text-style-name="P6" draw:layer="layout" svg:width="4.445cm" svg:height="1.844cm" svg:x="6.35cm" svg:y="3.436cm">
          <text:p text:style-name="P5"><text:span text:style-name="T3">Unidad 1</text:span></text:p>
          <text:p text:style-name="P15"><text:span text:style-name="T6">Inferencia</text:span>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81cm" svg:height="0.962cm" svg:x="5.08cm" svg:y="1.27cm">
          <draw:text-box>
            <text:p text:style-name="P16">Agosto</text:p>
          </draw:text-box>
        </draw:frame>
        <draw:frame draw:style-name="gr11" draw:text-style-name="P17" draw:layer="layout" svg:width="3.81cm" svg:height="0.962cm" svg:x="9.98cm" svg:y="1.27cm">
          <draw:text-box>
            <text:p text:style-name="P16">Septiembre</text:p>
          </draw:text-box>
        </draw:frame>
        <draw:frame draw:style-name="gr11" draw:text-style-name="P17" draw:layer="layout" svg:width="3.81cm" svg:height="0.962cm" svg:x="15.38cm" svg:y="1.27cm">
          <draw:text-box>
            <text:p text:style-name="P16">Octubre</text:p>
          </draw:text-box>
        </draw:frame>
        <draw:frame draw:style-name="gr11" draw:text-style-name="P17" draw:layer="layout" svg:width="3.81cm" svg:height="0.962cm" svg:x="20.68cm" svg:y="1.27cm">
          <draw:text-box>
            <text:p text:style-name="P16">Noviembre</text:p>
          </draw:text-box>
        </draw:frame>
        <draw:custom-shape draw:style-name="gr12" draw:text-style-name="P19" draw:layer="layout" svg:width="1.905cm" svg:height="1.27cm" svg:x="11.33cm" svg:y="3.71cm">
          <text:p text:style-name="P18">Ev.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1.905cm" svg:height="1.27cm" svg:x="18.2cm" svg:y="6.611cm">
          <text:p text:style-name="P18">Ev.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1.905cm" svg:height="1.27cm" svg:x="23.8cm" svg:y="9.512cm">
          <text:p text:style-name="P18">Ev.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3" draw:layer="layout" svg:x1="16.513cm" svg:y1="7.285cm" svg:x2="18.115cm" svg:y2="7.285cm" svg:d="M16513 7285h1602" svg:viewBox="0 0 1603 1">
          <text:p/>
        </draw:connector>
        <draw:custom-shape draw:style-name="gr10" draw:text-style-name="P6" draw:layer="layout" svg:width="4.445cm" svg:height="1.844cm" svg:x="13.3cm" svg:y="6.316cm">
          <text:p text:style-name="P5"><text:span text:style-name="T3">Unidad 2</text:span></text:p>
          <text:p text:style-name="P15"><text:span text:style-name="T6">Asociación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21.59cm" svg:y1="10.16cm" svg:x2="23.192cm" svg:y2="10.16cm" svg:d="M21590 10160h1602" svg:viewBox="0 0 1603 1">
          <text:p/>
        </draw:connector>
        <draw:custom-shape draw:style-name="gr13" draw:text-style-name="P6" draw:layer="layout" svg:width="4.145cm" svg:height="1.844cm" svg:x="19.35cm" svg:y="9.216cm">
          <text:p text:style-name="P5"><text:span text:style-name="T3">Unidad 3</text:span></text:p>
          <text:p text:style-name="P15"><text:span text:style-name="T6">Repor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9.11cm" svg:height="0.001cm" svg:x="5.715cm" svg:y="2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Dimension_20_Lines" draw:display-name="Dimension Lines" svg:viewBox="0 0 836 110" svg:d="M0 0h278 278 280v36 36 38h-278-278-280v-36-36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end="Triangle" draw:marker-end-width="0.30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1T17:49:25.332561584</meta:creation-date>
    <dc:date>2024-08-15T10:42:08.173991524</dc:date>
    <meta:editing-duration>PT43M50S</meta:editing-duration>
    <meta:editing-cycles>6</meta:editing-cycles>
    <meta:generator>LibreOffice/7.3.7.2$Linux_X86_64 LibreOffice_project/30$Build-2</meta:generator>
    <meta:document-statistic meta:object-count="52"/>
  </office:meta>
</office:document-meta>
</file>